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895cm" style:rel-column-width="18855*"/>
    </style:style>
    <style:style style:name="Tableau1.B" style:family="table-column">
      <style:table-column-properties style:column-width="3.605cm" style:rel-column-width="13888*"/>
    </style:style>
    <style:style style:name="Tableau1.C" style:family="table-column">
      <style:table-column-properties style:column-width="4.249cm" style:rel-column-width="16368*"/>
    </style:style>
    <style:style style:name="Tableau1.D" style:family="table-column">
      <style:table-column-properties style:column-width="4.263cm" style:rel-column-width="1642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 fo:padding="0.074cm" fo:border-left="none" fo:border-right="none" fo:border-top="none" fo:border-bottom="0.002cm solid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OMPTE DE RESULTAT PAR VARIABILITE</text:p>
      <text:p text:style-name="P1"/>
      <text:p text:style-name="Standard"/>
      <text:p text:style-name="Standard">1° Au préalable, établir le <text:span text:style-name="T2">tableau différentiel (</text:span> compte de résultat par variabilité ) en K€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1- <text:span text:style-name="T1">Chiffre d'affaires (CA)</text:span></text:p>
            <text:p text:style-name="P4"/>
            <text:p text:style-name="P6">2- <text:span text:style-name="T1">Charges variables ( CV)</text:span></text:p>
            <text:p text:style-name="Table_20_Contents"/>
            <text:p text:style-name="Table_20_Contents">Achats de matières premières</text:p>
            <text:p text:style-name="Table_20_Contents">Variation des stocks de MP</text:p>
            <text:p text:style-name="Table_20_Contents">Autres charges variables</text:p>
            <text:p text:style-name="Table_20_Contents"/>
            <text:p text:style-name="Table_20_Contents"/>
            <text:p text:style-name="Table_20_Contents">3-<text:span text:style-name="T1"> Marge sur coût variable ( M/CV)</text:span></text:p>
            <text:p text:style-name="Table_20_Contents"/>
            <text:p text:style-name="Table_20_Contents">4- <text:span text:style-name="T1">Charges fixes ( CF)</text:span></text:p>
            <text:p text:style-name="Table_20_Contents">Charges fixes </text:p>
            <text:p text:style-name="Table_20_Contents">- produits fixes </text:p>
            <text:p text:style-name="Table_20_Contents"/>
            <text:p text:style-name="Table_20_Contents"/>
            <text:p text:style-name="Table_20_Contents">5- <text:span text:style-name="T1">Résultat</text:span></text:p>
            <text:p text:style-name="Table_20_Contents"/>
            <text:p text:style-name="Table_20_Contents"/>
            <text:p text:style-name="Table_20_Contents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>5300</text:p>
            <text:p text:style-name="P5"/>
            <text:p text:style-name="P5">203</text:p>
            <text:p text:style-name="P7">3297</text:p>
            <text:p text:style-name="P5">9000</text:p>
            <text:p text:style-name="P5"/>
            <text:p text:style-name="P5"/>
            <text:p text:style-name="P5"/>
            <text:p text:style-name="P5"/>
            <text:p text:style-name="P5"/>
            <text:p text:style-name="P5">5116</text:p>
            <text:p text:style-name="P7">-116</text:p>
            <text:p text:style-name="P5">5000</text:p>
          </table:table-cell>
          <table:table-cell table:style-name="Tableau1.A1" office:value-type="string">
            <text:p text:style-name="P5">15000</text:p>
            <text:p text:style-name="P5"/>
            <text:p text:style-name="P6"><text:s text:c="12"/>- <text:s text:c="2"/>9000</text:p>
            <text:p text:style-name="P5"/>
            <text:p text:style-name="P5"/>
            <text:p text:style-name="P5"/>
            <text:p text:style-name="P5"/>
            <text:p text:style-name="P5"/>
            <text:p text:style-name="P6"/>
            <text:p text:style-name="P6">___________________</text:p>
            <text:p text:style-name="P6"><text:s text:c="12"/>= 6000</text:p>
            <text:p text:style-name="P5"/>
            <text:p text:style-name="P5"/>
            <text:p text:style-name="P6"><text:s text:c="12"/>- <text:s/>5000</text:p>
            <text:p text:style-name="P5"/>
            <text:p text:style-name="P5"/>
            <text:p text:style-name="P5"/>
            <text:p text:style-name="P6">___________________</text:p>
            <text:p text:style-name="P6"><text:s text:c="12"/>= <text:s/>1000</text:p>
            <text:p text:style-name="P5"/>
            <text:p text:style-name="P5"/>
          </table:table-cell>
          <table:table-cell table:style-name="Tableau1.D1" office:value-type="string">
            <text:p text:style-name="P5">100,00%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40% ( 6000/15000)</text:p>
          </table:table-cell>
        </table:table-row>
      </table:table>
      <text:p text:style-name="Standard"><text:s text:c="2"/></text:p>
      <text:p text:style-name="Standard"><text:s/>x= CA </text:p>
      <text:p text:style-name="Standard">charges variables : y = ax </text:p>
      <text:p text:style-name="Standard">ms/cv = x – ax = x( 1-a) = a' x </text:p>
      <text:p text:style-name="Standard"/>
      <text:p text:style-name="Standard"><text:span text:style-name="T1">Remarque : </text:span>les produits financiers sont considérés comme produits fixes et viennent en diminution</text:p>
      <text:p text:style-name="Standard">des charges fixes </text:p>
      <text:p text:style-name="Standard"/>
      <text:p text:style-name="Standard"/>
      <text:p text:style-name="Standard">2° Calcul du <text:span text:style-name="T1">seuil de rentabilité ( ou CA critique )</text:span></text:p>
      <text:p text:style-name="P2"/>
      <text:p text:style-name="Standard">Le SR est le niveau de CA minimum assurant la rentabilité de l 'entreprise .</text:p>
      <text:p text:style-name="Standard"/>
      <text:p text:style-name="Standard">C'est donc un CA . Avant ce CA <text:s/>l'entreprise fait des pertes, <text:s/>à ce CA , le resultat est nul , au delà il est positif.</text:p>
      <text:p text:style-name="Standard"/>
      <text:p text:style-name="Standard">Donc SR = CA tel que R=0</text:p>
      <text:p text:style-name="Standard"><text:s/>R= marge sur coût variable – Charges fixes </text:p>
      <text:p text:style-name="Standard"/>
      <text:p text:style-name="Standard">x?/ <text:s/>R= 0</text:p>
      <text:p text:style-name="Standard"/>
      <text:p text:style-name="Standard"><text:s text:c="2"/>d ' où : <text:s/>M/CV= CF </text:p>
      <text:p text:style-name="Standard"><text:s text:c="15"/></text:p>
      <text:p text:style-name="Standard"><text:soft-page-break/><text:s text:c="2"/>m/cv = a'x <text:s text:c="4"/>( a' étant le taux de m/cv)</text:p>
      <text:p text:style-name="Standard"/>
      <text:p text:style-name="Standard">a'x = CF</text:p>
      <text:p text:style-name="Standard"><text:s text:c="18"/>d'où <text:s text:c="14"/><text:span text:style-name="T4">x = CF / taux de M/CV</text:span></text:p>
      <text:p text:style-name="Standard"/>
      <text:p text:style-name="Standard"/>
      <text:p text:style-name="Standard">ou , directement : <text:s text:c="7"/></text:p>
      <text:p text:style-name="Standard">taux de m/cv = ms/cv /CA</text:p>
      <text:p text:style-name="Standard"><text:s text:c="2"/>x= CF / ( ms/cv /CA )</text:p>
      <text:p text:style-name="Standard"/>
      <text:p text:style-name="Standard"><text:s text:c="10"/><text:span text:style-name="T3"><text:s/></text:span><text:span text:style-name="T4">x = (CF <text:s/>x CA ) / M/CV</text:span></text:p>
      <text:p text:style-name="P3"/>
      <text:p text:style-name="Standard"/>
      <text:p text:style-name="Standard">ICI : <text:s/>SR = 5000 / 0,4 = 12 500 K€</text:p>
      <text:p text:style-name="Standard"/>
      <text:p text:style-name="Standard"><text:s text:c="5"/>ou SR = (5000 x 15000 ) / 6000 = 12 500 K €</text:p>
      <text:p text:style-name="Standard"/>
      <text:p text:style-name="Standard">Il peut aussi s'exprimer <text:s/>en quantités. </text:p>
      <text:p text:style-name="Standard"><text:s/>ex : si l'entreprise vend un seul produit à 15 € l'un , le SR en quantités =12 500 K€/15 = 833 333 <text:s/>unités </text:p>
      <text:p text:style-name="Standard"/>
      <text:p text:style-name="Standard">On peut aussi calculer le point mort ( ou date à laquelle le SR est atteint ) </text:p>
      <text:p text:style-name="Standard"><text:s/>Si on suppose que le CA journalier est régulier , il est égal à 15 000/360 = 41,66 <text:s/>K€ /j</text:p>
      <text:p text:style-name="Standard"/>
      <text:p text:style-name="Standard"><text:s/>Le SR est atteint : 12 500 / <text:s/>41,66 <text:s text:c="3"/>= <text:s text:c="2"/>304 jours <text:s text:c="6"/>( 10 mois x 30 j ) = environ le 4 Octobre <text:s/></text:p>
      <text:p text:style-name="Standard"/>
      <text:p text:style-name="Standard"><text:s/>Le SR est atteint au 3eme trim : tardif -----&gt; risque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5-03T09:22:49.80</meta:creation-date>
    <dc:date>2020-12-07T15:04:03.50</dc:date>
    <dc:creator>Martine  Descarpentries</dc:creator>
    <meta:editing-duration>PT46M41S</meta:editing-duration>
    <meta:editing-cycles>5</meta:editing-cycles>
    <meta:generator>OpenOffice/4.1.2$Win32 OpenOffice.org_project/412m3$Build-9782</meta:generator>
    <meta:document-statistic meta:table-count="1" meta:image-count="0" meta:object-count="0" meta:page-count="2" meta:paragraph-count="57" meta:word-count="370" meta:character-count="1842"/>
  </office:meta>
</office:document-meta>
</file>